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Ainara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ulas </meta:initial-creator>
    <dc:creator>AINARA BELMONTE SEGURA</dc:creator>
    <meta:creation-date>2021-01-28T09:15:00Z</meta:creation-date>
    <dc:date>2025-05-26T17:54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1" meta:character-count="72" meta:row-count="1" meta:non-whitespace-character-count="62"/>
  </office:meta>
</office:document-meta>
</file>